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A00000224019BF3F51688A428.png" manifest:media-type="image/png"/>
  <manifest:file-entry manifest:full-path="Pictures/10000000000002EA000002243755F9B4A1EFA94C.png" manifest:media-type="image/png"/>
  <manifest:file-entry manifest:full-path="Pictures/10000000000002EA000002244715F5D785353C86.png" manifest:media-type="image/png"/>
  <manifest:file-entry manifest:full-path="Pictures/10000000000002EA00000224A727AE21046D9F9E.png" manifest:media-type="image/png"/>
  <manifest:file-entry manifest:full-path="Pictures/10000000000001FE00000169F1BC8F965B50141B.jpg" manifest:media-type="image/jpeg"/>
  <manifest:file-entry manifest:full-path="Pictures/10000000000001FE000001691D2BF0307483A2AA.jpg" manifest:media-type="image/jpeg"/>
  <manifest:file-entry manifest:full-path="Pictures/10000000000001FE00000169EEF97ED0A946F9B7.jpg" manifest:media-type="image/jpeg"/>
  <manifest:file-entry manifest:full-path="Pictures/10000000000001FE00000169C6B6CA001D52F652.jpg" manifest:media-type="image/jpeg"/>
  <manifest:file-entry manifest:full-path="Pictures/10000000000001FE00000169F0A85E57B06BBF6B.jpg" manifest:media-type="image/jpeg"/>
  <manifest:file-entry manifest:full-path="Pictures/10000000000001FE00000169CCABC303B4264755.jpg" manifest:media-type="image/jpeg"/>
  <manifest:file-entry manifest:full-path="Pictures/10000000000001FE0000016986E28719B0867472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ed1c24" fo:min-height="9.134cm"/>
    </style:style>
    <style:style style:name="P1" style:family="paragraph">
      <style:text-properties fo:background-color="transparent"/>
    </style:style>
    <style:style style:name="P2" style:family="paragraph">
      <loext:graphic-properties draw:fill-color="#ffffff"/>
      <style:text-properties fo:font-size="26pt" style:font-size-asian="32pt" style:font-size-complex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ed1c24"/>
      <style:text-properties fo:font-size="26pt" style:font-size-asian="32pt" style:font-size-complex="32pt"/>
    </style:style>
    <style:style style:name="P6" style:family="paragraph">
      <loext:graphic-properties draw:fill-color="#ffffff"/>
    </style:style>
    <style:style style:name="T1" style:family="text">
      <style:text-properties fo:background-color="transparen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#fff200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32pt" style:font-size-complex="32pt"/>
    </style:style>
    <style:style style:name="T8" style:family="text">
      <style:text-properties style:text-outline="false" style:text-line-through-style="none" style:text-line-through-type="none" style:font-name="Liberation Sans1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26pt" style:language-asian="zh" style:country-asian="CN" style:font-style-asian="normal" style:font-weight-asian="normal" style:font-name-complex="Lohit Devanaga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1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22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2pt" style:language-asian="zh" style:country-asian="CN" style:font-style-asian="normal" style:font-weight-asian="normal" style:font-name-complex="Ari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language-asian="zh" style:country-asian="CN" style:font-style-asian="normal" style:font-weight-asian="normal" style:font-name-complex="Lohit Devanagari" style:font-size-complex="3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6pt" fo:background-color="#ffffff" style:font-size-asian="32pt" style:font-size-complex="32pt"/>
    </style:style>
    <style:style style:name="T14" style:family="text">
      <style:text-properties fo:font-size="26pt" fo:background-color="transparent" style:font-size-asian="32pt" style:font-size-complex="32pt"/>
    </style:style>
    <style:style style:name="T15" style:family="text">
      <style:text-properties fo:font-size="22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Cluster 04: CL010 </text:span>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</text:span><text:span text:style-name="T3">1180</text:span><text:span text:style-name="T4"> </text:span><text:span text:style-name="T5">09/09/2015</text:span></text:p>
            <text:p><text:span text:style-name="T2">Receptor:G1181</text:span><text:span text:style-name="T4"> </text:span><text:span text:style-name="T6">01/09/2015</text:span></text:p>
            <text:p><text:span text:style-name="T7"/></text:p>
            <text:p><text:span text:style-name="T7">Cluster_distance:0</text:span></text:p>
            <text:p><text:span text:style-name="T7">Bottleneck_distance:0</text:span></text:p>
          </draw:text-box>
        </draw:frame>
        <draw:frame draw:style-name="gr1" draw:text-style-name="P3" draw:layer="layout" svg:width="13.493cm" svg:height="9.55cm" svg:x="14.478cm" svg:y="3.912cm">
          <draw:image xlink:href="Pictures/10000000000001FE00000169C6B6CA001D52F65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:07_1 CL037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</text:span><text:span text:style-name="T3">G766</text:span><text:span text:style-name="T2"> </text:span><text:span text:style-name="T8">30/03/2015</text:span></text:p>
            <text:p><text:span text:style-name="T2">Receptor:G817 </text:span><text:span text:style-name="T8">18/02/2015</text:span></text:p>
            <text:p><text:span text:style-name="T9"/></text:p>
            <text:p><text:span text:style-name="T7">Cluster_distance:0</text:span></text:p>
            <text:p><text:span text:style-name="T7">Bottleneck_distance:2</text:span></text:p>
          </draw:text-box>
        </draw:frame>
        <draw:frame draw:style-name="gr1" draw:text-style-name="P3" draw:layer="layout" svg:width="13.493cm" svg:height="9.55cm" svg:x="14.478cm" svg:y="4.064cm">
          <draw:image xlink:href="Pictures/10000000000001FE000001691D2BF0307483A2AA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2: CL069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</text:span><text:span text:style-name="T3">G1653</text:span><text:span text:style-name="T2"> </text:span><text:span text:style-name="T8">11/08/2016</text:span></text:p>
            <text:p><text:span text:style-name="T2">Receptor:G1785 </text:span><text:span text:style-name="T8">27/09/2016</text:span></text:p>
            <text:p><text:span text:style-name="T8"/></text:p>
            <text:p><text:span text:style-name="T7">Cluster_distance:0</text:span></text:p>
            <text:p><text:span text:style-name="T7">Bottleneck_distance:6</text:span></text:p>
          </draw:text-box>
        </draw:frame>
        <draw:frame draw:style-name="gr1" draw:text-style-name="P3" draw:layer="layout" svg:width="13.493cm" svg:height="9.55cm" svg:x="14.507cm" svg:y="3.912cm">
          <draw:image xlink:href="Pictures/10000000000001FE0000016986E28719B086747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07_2: CL037</text:p>
          </draw:text-box>
        </draw:frame>
        <draw:frame presentation:style-name="pr4" draw:text-style-name="P5" draw:layer="layout" svg:width="12.7cm" svg:height="9.134cm" svg:x="0.508cm" svg:y="4.328cm">
          <draw:text-box>
            <text:p><text:span text:style-name="T2">Donor:</text:span><text:span text:style-name="T3">G766</text:span><text:span text:style-name="T2"> </text:span><text:span text:style-name="T8">30/03/2015</text:span></text:p>
            <text:p><text:span text:style-name="T2">Receptor:G1513 </text:span><text:span text:style-name="T10">30/01/2016</text:span><text:span text:style-name="T11"> </text:span></text:p>
            <text:p><text:span text:style-name="T12"/></text:p>
            <text:p><text:span text:style-name="T7">Cluster_distance:</text:span><text:span text:style-name="T13">0</text:span></text:p>
            <text:p><text:span text:style-name="T7">Bottleneck_distance:9</text:span></text:p>
          </draw:text-box>
        </draw:frame>
        <draw:frame draw:style-name="gr1" draw:text-style-name="P3" draw:layer="layout" svg:width="13.493cm" svg:height="9.55cm" svg:x="14.478cm" svg:y="3.302cm">
          <draw:image xlink:href="Pictures/10000000000001FE00000169F0A85E57B06BBF6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12_1: CL069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</text:span><text:span text:style-name="T3">G1653</text:span><text:span text:style-name="T2"> </text:span><text:span text:style-name="T8">11/08/2016</text:span></text:p>
            <text:p><text:span text:style-name="T2">Receptor:G1648 </text:span><text:span text:style-name="T8">11/07/2016</text:span></text:p>
            <text:p><text:span text:style-name="T8"/></text:p>
            <text:p><text:span text:style-name="T7">Cluster_distance:</text:span><text:span text:style-name="T13">3</text:span></text:p>
            <text:p><text:span text:style-name="T7">Bottleneck_distance:11</text:span></text:p>
          </draw:text-box>
        </draw:frame>
        <draw:frame draw:style-name="gr1" draw:text-style-name="P3" draw:layer="layout" svg:width="13.493cm" svg:height="9.55cm" svg:x="14.478cm" svg:y="3.404cm">
          <draw:image xlink:href="Pictures/10000000000001FE00000169CCABC303B4264755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29: CL103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915 </text:span><text:span text:style-name="T8">26/01/2017</text:span></text:p>
            <text:p><text:span text:style-name="T2">Receptor:G1922 </text:span><text:span text:style-name="T8">03/02/2017</text:span></text:p>
            <text:p><text:span text:style-name="T8"/></text:p>
            <text:p><text:span text:style-name="T7">Cluster_distance:8</text:span></text:p>
            <text:p><text:span text:style-name="T7">Bottleneck_distance:8</text:span></text:p>
          </draw:text-box>
        </draw:frame>
        <draw:frame draw:style-name="gr1" draw:text-style-name="P3" draw:layer="layout" svg:width="13.493cm" svg:height="9.55cm" svg:x="14.478cm" svg:y="3.163cm">
          <draw:image xlink:href="Pictures/10000000000001FE00000169EEF97ED0A946F9B7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luster 30: CL06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64 </text:span><text:span text:style-name="T8">27/06/2014</text:span></text:p>
            <text:p><text:span text:style-name="T2">Receptor:G168 </text:span><text:span text:style-name="T8">20/06/2014</text:span></text:p>
            <text:p><text:span text:style-name="T8"/></text:p>
            <text:p><text:span text:style-name="T7">Cluster_distance:4</text:span></text:p>
            <text:p><text:span text:style-name="T7">Bottleneck_distance:9</text:span></text:p>
          </draw:text-box>
        </draw:frame>
        <draw:frame draw:style-name="gr1" draw:text-style-name="P3" draw:layer="layout" svg:width="13.493cm" svg:height="9.55cm" svg:x="14.478cm" svg:y="3.163cm">
          <draw:image xlink:href="Pictures/10000000000001FE00000169F1BC8F965B50141B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0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1261 </text:span><text:span text:style-name="T8">22/12/2014</text:span></text:p>
            <text:p><text:span text:style-name="T2">Receptor:</text:span><text:span text:style-name="T3">G693</text:span><text:span text:style-name="T2"> </text:span><text:span text:style-name="T8">12/03/2015</text:span></text:p>
            <text:p><text:span text:style-name="T8"/></text:p>
            <text:p><text:span text:style-name="T7">Cluster_distance:</text:span><text:span text:style-name="T13">5</text:span></text:p>
            <text:p><text:span text:style-name="T7">Bottleneck_distance:13</text:span></text:p>
          </draw:text-box>
        </draw:frame>
        <draw:frame draw:style-name="gr1" draw:text-style-name="P3" draw:layer="layout" svg:width="14.32cm" svg:height="10.519cm" svg:x="13.68cm" svg:y="3.705cm">
          <draw:image xlink:href="Pictures/10000000000002EA000002244715F5D785353C86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ransPhylo Cluster:CL010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76 </text:span><text:span text:style-name="T8">07/03/2014</text:span></text:p>
            <text:p><text:span text:style-name="T2">Receptor:</text:span><text:span text:style-name="T3">G1180</text:span><text:span text:style-name="T2"> </text:span><text:span text:style-name="T8">09/09/2015</text:span></text:p>
            <text:p><text:span text:style-name="T8"/></text:p>
            <text:p><text:span text:style-name="T7">Cluster_distance:2</text:span></text:p>
            <text:p><text:span text:style-name="T7">Bottleneck_distance:2</text:span></text:p>
          </draw:text-box>
        </draw:frame>
        <draw:frame draw:style-name="gr1" draw:text-style-name="P3" draw:layer="layout" svg:width="14.732cm" svg:height="10.822cm" svg:x="13.208cm" svg:y="3.556cm">
          <draw:image xlink:href="Pictures/10000000000002EA00000224A727AE21046D9F9E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31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2">Donor:G271 </text:span><text:span text:style-name="T8">03/11/2014</text:span></text:p>
            <text:p><text:span text:style-name="T2">Receptor:G1775 </text:span><text:span text:style-name="T8">23/12/2015</text:span></text:p>
            <text:p><text:span text:style-name="T8"/></text:p>
            <text:p><text:span text:style-name="T7">Cluster_distance:2</text:span></text:p>
            <text:p><text:span text:style-name="T7">Bottleneck_distance:6</text:span></text:p>
          </draw:text-box>
        </draw:frame>
        <draw:frame draw:style-name="gr1" draw:text-style-name="P3" draw:layer="layout" svg:width="15.228cm" svg:height="11.187cm" svg:x="12.7cm" svg:y="2.794cm">
          <draw:image xlink:href="Pictures/10000000000002EA000002243755F9B4A1EFA94C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ransPhylo Cluster:CL078</text:p>
          </draw:text-box>
        </draw:frame>
        <draw:frame presentation:style-name="pr2" draw:text-style-name="P2" draw:layer="layout" svg:width="12.7cm" svg:height="9.134cm" svg:x="0.508cm" svg:y="4.328cm">
          <draw:text-box>
            <text:p><text:span text:style-name="T7">Donor:</text:span><text:span text:style-name="T14">G1494</text:span><text:span text:style-name="T7"> </text:span><text:span text:style-name="T15">NA</text:span></text:p>
            <text:p><text:span text:style-name="T2">Receptor:G871 </text:span><text:span text:style-name="T8">28/01/2015</text:span></text:p>
            <text:p><text:span text:style-name="T8"/></text:p>
            <text:p><text:span text:style-name="T7">Cluster_distance:1</text:span></text:p>
            <text:p><text:span text:style-name="T7">Bottleneck_distance:5</text:span></text:p>
          </draw:text-box>
        </draw:frame>
        <draw:frame draw:style-name="gr1" draw:text-style-name="P3" draw:layer="layout" svg:width="14.868cm" svg:height="10.922cm" svg:x="13.132cm" svg:y="3.556cm">
          <draw:image xlink:href="Pictures/10000000000002EA00000224019BF3F51688A428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7T12:12:44.435771182</meta:creation-date>
    <dc:date>2020-11-06T10:45:00.353193646</dc:date>
    <meta:editing-duration>PT5H50M7S</meta:editing-duration>
    <meta:editing-cycles>33</meta:editing-cycles>
    <meta:generator>LibreOffice/6.0.7.3$Linux_X86_64 LibreOffice_project/00m0$Build-3</meta:generator>
    <meta:document-statistic meta:object-count="76"/>
  </office:meta>
</office:document-meta>
</file>